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0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60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0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 style:data-style-name="N60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ackground-color="#99cc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60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2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 style:data-style-name="N121">
      <style:table-cell-properties fo:background-color="#000000"/>
      <style:text-properties fo:color="#000000"/>
    </style:style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h_x_n</text:p>
          </table:table-cell>
          <table:table-cell office:value-type="string" calcext:value-type="string">
            <text:p>h_x</text:p>
          </table:table-cell>
          <table:table-cell office:value-type="string" calcext:value-type="string">
            <text:p>h_y_n</text:p>
          </table:table-cell>
          <table:table-cell office:value-type="string" calcext:value-type="string">
            <text:p>h_d</text:p>
          </table:table-cell>
          <table:table-cell office:value-type="string" calcext:value-type="string">
            <text:p>t_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luid v l2</text:p>
          </table:table-cell>
          <table:table-cell/>
          <table:table-cell office:value-type="string" calcext:value-type="string">
            <text:p>fluid v h1</text:p>
          </table:table-cell>
          <table:table-cell/>
          <table:table-cell office:value-type="string" calcext:value-type="string">
            <text:p>fluid p l2</text:p>
          </table:table-cell>
          <table:table-cell/>
          <table:table-cell office:value-type="string" calcext:value-type="string">
            <text:p>str n l2</text:p>
          </table:table-cell>
          <table:table-cell/>
          <table:table-cell office:value-type="string" calcext:value-type="string">
            <text:p>str n h1</text:p>
          </table:table-cell>
          <table:table-cell/>
          <table:table-cell office:value-type="string" calcext:value-type="string">
            <text:p>str v l2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CEILING(4*1.5^[.A2];1)" office:value-type="float" office:value="4" calcext:value-type="float">
            <text:p>4</text:p>
          </table:table-cell>
          <table:table-cell table:style-name="ce1" table:formula="of:=1/[.B2]" office:value-type="float" office:value="0.25" calcext:value-type="float">
            <text:p>0.25</text:p>
          </table:table-cell>
          <table:table-cell table:style-name="ce1" table:formula="of:=CEILING(4*4*(1.5^[.A2]);1)" office:value-type="float" office:value="16" calcext:value-type="float">
            <text:p>16</text:p>
          </table:table-cell>
          <table:table-cell table:style-name="ce1" table:formula="of:=SQRT((1/[.B2])^2+(1/[.D2])^2)" office:value-type="float" office:value="0.257694101601104" calcext:value-type="float">
            <text:p>0.2576941016</text:p>
          </table:table-cell>
          <table:table-cell table:style-name="ce1" table:formula="of:=CEILING([.B2]^1.5;1)" office:value-type="float" office:value="8" calcext:value-type="float">
            <text:p>8</text:p>
          </table:table-cell>
          <table:table-cell table:style-name="ce1"/>
          <table:table-cell table:style-name="ce41" office:value-type="float" office:value="0.00833621" calcext:value-type="float">
            <text:p>8.3362E-003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.00981779" calcext:value-type="float">
            <text:p>9.8178E-003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.00843611" calcext:value-type="float">
            <text:p>8.4361E-003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.0000667701" calcext:value-type="float">
            <text:p>6.6770E-005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.0000792109" calcext:value-type="float">
            <text:p>7.9211E-005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.000119459" calcext:value-type="float">
            <text:p>1.1946E-004</text:p>
          </table:table-cell>
          <table:table-cell table:style-name="ce41" office:value-type="string" calcext:value-type="string">
            <text:p>-</text:p>
          </table:table-cell>
          <table:table-cell table:style-name="ce4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EILING(4*1.5^[.A3];1)" office:value-type="float" office:value="4" calcext:value-type="float">
            <text:p>4</text:p>
          </table:table-cell>
          <table:table-cell table:formula="of:=1/[.B3]" office:value-type="float" office:value="0.25" calcext:value-type="float">
            <text:p>0.25</text:p>
          </table:table-cell>
          <table:table-cell table:formula="of:=CEILING(4*4*(1.5^[.A3]);1)" office:value-type="float" office:value="16" calcext:value-type="float">
            <text:p>16</text:p>
          </table:table-cell>
          <table:table-cell table:formula="of:=SQRT((1/[.B3])^2+(1/[.D3])^2)" office:value-type="float" office:value="0.257694101601104" calcext:value-type="float">
            <text:p>0.2576941016</text:p>
          </table:table-cell>
          <table:table-cell table:formula="of:=CEILING([.B3]^1.5;1)" office:value-type="float" office:value="8" calcext:value-type="float">
            <text:p>8</text:p>
          </table:table-cell>
          <table:table-cell table:formula="of:=0.5/[.F3]" office:value-type="float" office:value="0.0625" calcext:value-type="float">
            <text:p>0.0625</text:p>
          </table:table-cell>
          <table:table-cell table:style-name="ce42" office:value-type="float" office:value="0.00193708" calcext:value-type="float">
            <text:p>1.9371E-003</text:p>
          </table:table-cell>
          <table:table-cell table:style-name="ce42" table:formula="of:=LOG([.H3]/[.H2])/LOG([.$C3]/[.$C2])" office:value-type="string" office:string-value="" calcext:value-type="error">
            <text:p>#DIV/0!</text:p>
          </table:table-cell>
          <table:table-cell table:style-name="ce42" office:value-type="float" office:value="0.00189336" calcext:value-type="float">
            <text:p>1.8934E-003</text:p>
          </table:table-cell>
          <table:table-cell table:style-name="ce42" table:formula="of:=LOG([.J3]/[.J2])/LOG([.$C3]/[.$C2])" office:value-type="string" office:string-value="" calcext:value-type="error">
            <text:p>#DIV/0!</text:p>
          </table:table-cell>
          <table:table-cell table:style-name="ce42" office:value-type="float" office:value="0.00354855" calcext:value-type="float">
            <text:p>3.5486E-003</text:p>
          </table:table-cell>
          <table:table-cell table:style-name="ce42" table:formula="of:=LOG([.L3]/[.L2])/LOG([.$C3]/[.$C2])" office:value-type="string" office:string-value="" calcext:value-type="error">
            <text:p>#DIV/0!</text:p>
          </table:table-cell>
          <table:table-cell table:style-name="ce42" office:value-type="float" office:value="0.0000197125" calcext:value-type="float">
            <text:p>1.9713E-005</text:p>
          </table:table-cell>
          <table:table-cell table:style-name="ce42" table:formula="of:=LOG([.N3]/[.N2])/LOG([.$C3]/[.$C2])" office:value-type="string" office:string-value="" calcext:value-type="error">
            <text:p>#DIV/0!</text:p>
          </table:table-cell>
          <table:table-cell table:style-name="ce42" office:value-type="float" office:value="0.0000169742" calcext:value-type="float">
            <text:p>1.6974E-005</text:p>
          </table:table-cell>
          <table:table-cell table:style-name="ce42" table:formula="of:=LOG([.P3]/[.P2])/LOG([.$C3]/[.$C2])" office:value-type="string" office:string-value="" calcext:value-type="error">
            <text:p>#DIV/0!</text:p>
          </table:table-cell>
          <table:table-cell table:style-name="ce42" office:value-type="float" office:value="0.0000174508" calcext:value-type="float">
            <text:p>1.7451E-005</text:p>
          </table:table-cell>
          <table:table-cell table:style-name="ce42" table:formula="of:=LOG([.R3]/[.R2])/LOG([.$C3]/[.$C2])" office:value-type="string" office:string-value="" calcext:value-type="error">
            <text:p>#DIV/0!</text:p>
          </table:table-cell>
          <table:table-cell table:style-name="ce4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4*1.5^[.A4];1)" office:value-type="float" office:value="6" calcext:value-type="float">
            <text:p>6</text:p>
          </table:table-cell>
          <table:table-cell table:formula="of:=1/[.B4]" office:value-type="float" office:value="0.166666666666667" calcext:value-type="float">
            <text:p>0.1666666667</text:p>
          </table:table-cell>
          <table:table-cell table:formula="of:=CEILING(4*4*(1.5^[.A4]);1)" office:value-type="float" office:value="24" calcext:value-type="float">
            <text:p>24</text:p>
          </table:table-cell>
          <table:table-cell table:formula="of:=SQRT((1/[.B4])^2+(1/[.D4])^2)" office:value-type="float" office:value="0.171796067734069" calcext:value-type="float">
            <text:p>0.1717960677</text:p>
          </table:table-cell>
          <table:table-cell table:formula="of:=FLOOR([.B4]^1.5;1)" office:value-type="float" office:value="14" calcext:value-type="float">
            <text:p>14</text:p>
          </table:table-cell>
          <table:table-cell table:formula="of:=0.5/[.F4]" office:value-type="float" office:value="0.0357142857142857" calcext:value-type="float">
            <text:p>0.0357142857</text:p>
          </table:table-cell>
          <table:table-cell table:style-name="ce42" office:value-type="float" office:value="0.000443483" calcext:value-type="float">
            <text:p>4.4348E-004</text:p>
          </table:table-cell>
          <table:table-cell table:style-name="ce42" table:formula="of:=LOG([.H4]/[.H3])/LOG([.$C4]/[.$C3])" office:value-type="float" office:value="3.63601568789273" calcext:value-type="float">
            <text:p>3.6360E+000</text:p>
          </table:table-cell>
          <table:table-cell table:style-name="ce42" office:value-type="float" office:value="0.000353858" calcext:value-type="float">
            <text:p>3.5386E-004</text:p>
          </table:table-cell>
          <table:table-cell table:style-name="ce42" table:formula="of:=LOG([.J4]/[.J3])/LOG([.$C4]/[.$C3])" office:value-type="float" office:value="4.13651525420872" calcext:value-type="float">
            <text:p>4.1365E+000</text:p>
          </table:table-cell>
          <table:table-cell table:style-name="ce42" office:value-type="float" office:value="0.00155996" calcext:value-type="float">
            <text:p>1.5600E-003</text:p>
          </table:table-cell>
          <table:table-cell table:style-name="ce42" table:formula="of:=LOG([.L4]/[.L3])/LOG([.$C4]/[.$C3])" office:value-type="float" office:value="2.02700275067336" calcext:value-type="float">
            <text:p>2.0270E+000</text:p>
          </table:table-cell>
          <table:table-cell table:style-name="ce42" office:value-type="float" office:value="0.00000875599" calcext:value-type="float">
            <text:p>8.7560E-006</text:p>
          </table:table-cell>
          <table:table-cell table:style-name="ce42" table:formula="of:=LOG([.N4]/[.N3])/LOG([.$C4]/[.$C3])" office:value-type="float" office:value="2.00144204390261" calcext:value-type="float">
            <text:p>2.0014E+000</text:p>
          </table:table-cell>
          <table:table-cell table:style-name="ce42" office:value-type="float" office:value="0.00000391613" calcext:value-type="float">
            <text:p>3.9161E-006</text:p>
          </table:table-cell>
          <table:table-cell table:style-name="ce42" table:formula="of:=LOG([.P4]/[.P3])/LOG([.$C4]/[.$C3])" office:value-type="float" office:value="3.61705753126399" calcext:value-type="float">
            <text:p>3.6171E+000</text:p>
          </table:table-cell>
          <table:table-cell table:style-name="ce42" office:value-type="float" office:value="0.00000253167" calcext:value-type="float">
            <text:p>2.5317E-006</text:p>
          </table:table-cell>
          <table:table-cell table:style-name="ce42" table:formula="of:=LOG([.R4]/[.R3])/LOG([.$C4]/[.$C3])" office:value-type="float" office:value="4.76121444294618" calcext:value-type="float">
            <text:p>4.7612E+000</text:p>
          </table:table-cell>
          <table:table-cell table:style-name="ce4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4*1.5^[.A5];1)" office:value-type="float" office:value="9" calcext:value-type="float">
            <text:p>9</text:p>
          </table:table-cell>
          <table:table-cell table:formula="of:=1/[.B5]" office:value-type="float" office:value="0.111111111111111" calcext:value-type="float">
            <text:p>0.1111111111</text:p>
          </table:table-cell>
          <table:table-cell table:formula="of:=CEILING(4*4*(1.5^[.A5]);1)" office:value-type="float" office:value="36" calcext:value-type="float">
            <text:p>36</text:p>
          </table:table-cell>
          <table:table-cell table:formula="of:=SQRT((1/[.B5])^2+(1/[.D5])^2)" office:value-type="float" office:value="0.114530711822713" calcext:value-type="float">
            <text:p>0.1145307118</text:p>
          </table:table-cell>
          <table:table-cell table:formula="of:=CEILING([.B5]^1.5;1)" office:value-type="float" office:value="27" calcext:value-type="float">
            <text:p>27</text:p>
          </table:table-cell>
          <table:table-cell table:formula="of:=0.5/[.F5]" office:value-type="float" office:value="0.0185185185185185" calcext:value-type="float">
            <text:p>0.0185185185</text:p>
          </table:table-cell>
          <table:table-cell table:style-name="ce42" office:value-type="float" office:value="0.000091056" calcext:value-type="float">
            <text:p>9.1056E-005</text:p>
          </table:table-cell>
          <table:table-cell table:style-name="ce42" table:formula="of:=LOG([.H5]/[.H4])/LOG([.$C5]/[.$C4])" office:value-type="float" office:value="3.90461407415978" calcext:value-type="float">
            <text:p>3.9046E+000</text:p>
          </table:table-cell>
          <table:table-cell table:style-name="ce42" office:value-type="float" office:value="0.0000562234" calcext:value-type="float">
            <text:p>5.6223E-005</text:p>
          </table:table-cell>
          <table:table-cell table:style-name="ce42" table:formula="of:=LOG([.J5]/[.J4])/LOG([.$C5]/[.$C4])" office:value-type="float" office:value="4.53691976345588" calcext:value-type="float">
            <text:p>4.5369E+000</text:p>
          </table:table-cell>
          <table:table-cell table:style-name="ce42" office:value-type="float" office:value="0.000643157" calcext:value-type="float">
            <text:p>6.4316E-004</text:p>
          </table:table-cell>
          <table:table-cell table:style-name="ce42" table:formula="of:=LOG([.L5]/[.L4])/LOG([.$C5]/[.$C4])" office:value-type="float" office:value="2.18521046268843" calcext:value-type="float">
            <text:p>2.1852E+000</text:p>
          </table:table-cell>
          <table:table-cell table:style-name="ce42" office:value-type="float" office:value="0.00000247045" calcext:value-type="float">
            <text:p>2.4705E-006</text:p>
          </table:table-cell>
          <table:table-cell table:style-name="ce42" table:formula="of:=LOG([.N5]/[.N4])/LOG([.$C5]/[.$C4])" office:value-type="float" office:value="3.12070679326518" calcext:value-type="float">
            <text:p>3.1207E+000</text:p>
          </table:table-cell>
          <table:table-cell table:style-name="ce42" office:value-type="float" office:value="0.000000768185" calcext:value-type="float">
            <text:p>7.6819E-007</text:p>
          </table:table-cell>
          <table:table-cell table:style-name="ce42" table:formula="of:=LOG([.P5]/[.P4])/LOG([.$C5]/[.$C4])" office:value-type="float" office:value="4.01718564214582" calcext:value-type="float">
            <text:p>4.0172E+000</text:p>
          </table:table-cell>
          <table:table-cell table:style-name="ce42" office:value-type="float" office:value="0.000000380892" calcext:value-type="float">
            <text:p>3.8089E-007</text:p>
          </table:table-cell>
          <table:table-cell table:style-name="ce42" table:formula="of:=LOG([.R5]/[.R4])/LOG([.$C5]/[.$C4])" office:value-type="float" office:value="4.67147119385476" calcext:value-type="float">
            <text:p>4.6715E+000</text:p>
          </table:table-cell>
          <table:table-cell table:style-name="ce4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4*1.5^[.A6];1)" office:value-type="float" office:value="14" calcext:value-type="float">
            <text:p>14</text:p>
          </table:table-cell>
          <table:table-cell table:formula="of:=1/[.B6]" office:value-type="float" office:value="0.0714285714285714" calcext:value-type="float">
            <text:p>0.0714285714</text:p>
          </table:table-cell>
          <table:table-cell table:formula="of:=CEILING(4*4*(1.5^[.A6]);1)" office:value-type="float" office:value="54" calcext:value-type="float">
            <text:p>54</text:p>
          </table:table-cell>
          <table:table-cell table:formula="of:=SQRT((1/[.B6])^2+(1/[.D6])^2)" office:value-type="float" office:value="0.0737900829681553" calcext:value-type="float">
            <text:p>0.073790083</text:p>
          </table:table-cell>
          <table:table-cell table:formula="of:=CEILING([.B6]^1.5;1)" office:value-type="float" office:value="53" calcext:value-type="float">
            <text:p>53</text:p>
          </table:table-cell>
          <table:table-cell table:formula="of:=0.5/[.F6]" office:value-type="float" office:value="0.00943396226415094" calcext:value-type="float">
            <text:p>0.0094339623</text:p>
          </table:table-cell>
          <table:table-cell table:style-name="ce42" office:value-type="float" office:value="0.0000219952" calcext:value-type="float">
            <text:p>2.1995E-005</text:p>
          </table:table-cell>
          <table:table-cell table:style-name="ce42" table:formula="of:=LOG([.H6]/[.H5])/LOG([.$C6]/[.$C5])" office:value-type="float" office:value="3.21535795342881" calcext:value-type="float">
            <text:p>3.2154E+000</text:p>
          </table:table-cell>
          <table:table-cell table:style-name="ce42" office:value-type="float" office:value="0.0000107664" calcext:value-type="float">
            <text:p>1.0766E-005</text:p>
          </table:table-cell>
          <table:table-cell table:style-name="ce42" table:formula="of:=LOG([.J6]/[.J5])/LOG([.$C6]/[.$C5])" office:value-type="float" office:value="3.74101480338565" calcext:value-type="float">
            <text:p>3.7410E+000</text:p>
          </table:table-cell>
          <table:table-cell table:style-name="ce42" office:value-type="float" office:value="0.000286224" calcext:value-type="float">
            <text:p>2.8622E-004</text:p>
          </table:table-cell>
          <table:table-cell table:style-name="ce42" table:formula="of:=LOG([.L6]/[.L5])/LOG([.$C6]/[.$C5])" office:value-type="float" office:value="1.83239956108093" calcext:value-type="float">
            <text:p>1.8324E+000</text:p>
          </table:table-cell>
          <table:table-cell table:style-name="ce42" office:value-type="float" office:value="0.000000761532" calcext:value-type="float">
            <text:p>7.6153E-007</text:p>
          </table:table-cell>
          <table:table-cell table:style-name="ce42" table:formula="of:=LOG([.N6]/[.N5])/LOG([.$C6]/[.$C5])" office:value-type="float" office:value="2.66350423189782" calcext:value-type="float">
            <text:p>2.6635E+000</text:p>
          </table:table-cell>
          <table:table-cell table:style-name="ce42" office:value-type="float" office:value="0.000000181703" calcext:value-type="float">
            <text:p>1.8170E-007</text:p>
          </table:table-cell>
          <table:table-cell table:style-name="ce42" table:formula="of:=LOG([.P6]/[.P5])/LOG([.$C6]/[.$C5])" office:value-type="float" office:value="3.26290229984541" calcext:value-type="float">
            <text:p>3.2629E+000</text:p>
          </table:table-cell>
          <table:table-cell table:style-name="ce42" office:value-type="float" office:value="0.0000000612949" calcext:value-type="float">
            <text:p>6.1295E-008</text:p>
          </table:table-cell>
          <table:table-cell table:style-name="ce42" table:formula="of:=LOG([.R6]/[.R5])/LOG([.$C6]/[.$C5])" office:value-type="float" office:value="4.13463967725776" calcext:value-type="float">
            <text:p>4.1346E+000</text:p>
          </table:table-cell>
          <table:table-cell table:style-name="ce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4*1.5^[.A7];1)" office:value-type="float" office:value="21" calcext:value-type="float">
            <text:p>21</text:p>
          </table:table-cell>
          <table:table-cell table:formula="of:=1/[.B7]" office:value-type="float" office:value="0.0476190476190476" calcext:value-type="float">
            <text:p>0.0476190476</text:p>
          </table:table-cell>
          <table:table-cell table:formula="of:=CEILING(4*4*(1.5^[.A7]);1)" office:value-type="float" office:value="81" calcext:value-type="float">
            <text:p>81</text:p>
          </table:table-cell>
          <table:table-cell table:formula="of:=SQRT((1/[.B7])^2+(1/[.D7])^2)" office:value-type="float" office:value="0.0491933886454369" calcext:value-type="float">
            <text:p>0.0491933886</text:p>
          </table:table-cell>
          <table:table-cell table:formula="of:=CEILING([.B7]^1.5;1)" office:value-type="float" office:value="97" calcext:value-type="float">
            <text:p>97</text:p>
          </table:table-cell>
          <table:table-cell table:formula="of:=0.5/[.F7]" office:value-type="float" office:value="0.00515463917525773" calcext:value-type="float">
            <text:p>0.0051546392</text:p>
          </table:table-cell>
          <table:table-cell table:style-name="ce42" office:value-type="float" office:value="0.00000572413" calcext:value-type="float">
            <text:p>5.7241E-006</text:p>
          </table:table-cell>
          <table:table-cell table:style-name="ce42" table:formula="of:=LOG([.H7]/[.H6])/LOG([.$C7]/[.$C6])" office:value-type="float" office:value="3.3199741432473" calcext:value-type="float">
            <text:p>3.3200E+000</text:p>
          </table:table-cell>
          <table:table-cell table:style-name="ce42" office:value-type="float" office:value="0.0000022288" calcext:value-type="float">
            <text:p>2.2288E-006</text:p>
          </table:table-cell>
          <table:table-cell table:style-name="ce42" table:formula="of:=LOG([.J7]/[.J6])/LOG([.$C7]/[.$C6])" office:value-type="float" office:value="3.88434619382431" calcext:value-type="float">
            <text:p>3.8843E+000</text:p>
          </table:table-cell>
          <table:table-cell table:style-name="ce42" office:value-type="float" office:value="0.00013151" calcext:value-type="float">
            <text:p>1.3151E-004</text:p>
          </table:table-cell>
          <table:table-cell table:style-name="ce42" table:formula="of:=LOG([.L7]/[.L6])/LOG([.$C7]/[.$C6])" office:value-type="float" office:value="1.9180240448397" calcext:value-type="float">
            <text:p>1.9180E+000</text:p>
          </table:table-cell>
          <table:table-cell table:style-name="ce42" office:value-type="float" office:value="0.000000244224" calcext:value-type="float">
            <text:p>2.4422E-007</text:p>
          </table:table-cell>
          <table:table-cell table:style-name="ce42" table:formula="of:=LOG([.N7]/[.N6])/LOG([.$C7]/[.$C6])" office:value-type="float" office:value="2.80479462742716" calcext:value-type="float">
            <text:p>2.8048E+000</text:p>
          </table:table-cell>
          <table:table-cell table:style-name="ce42" office:value-type="float" office:value="0.0000000460338" calcext:value-type="float">
            <text:p>4.6034E-008</text:p>
          </table:table-cell>
          <table:table-cell table:style-name="ce42" table:formula="of:=LOG([.P7]/[.P6])/LOG([.$C7]/[.$C6])" office:value-type="float" office:value="3.38622867730043" calcext:value-type="float">
            <text:p>3.3862E+000</text:p>
          </table:table-cell>
          <table:table-cell table:style-name="ce42" office:value-type="float" office:value="0.0000000118556" calcext:value-type="float">
            <text:p>1.1856E-008</text:p>
          </table:table-cell>
          <table:table-cell table:style-name="ce42" table:formula="of:=LOG([.R7]/[.R6])/LOG([.$C7]/[.$C6])" office:value-type="float" office:value="4.0518808633466" calcext:value-type="float">
            <text:p>4.0519E+000</text:p>
          </table:table-cell>
          <table:table-cell table:style-name="ce4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EILING(4*1.5^[.A8];1)" office:value-type="float" office:value="31" calcext:value-type="float">
            <text:p>31</text:p>
          </table:table-cell>
          <table:table-cell table:formula="of:=1/[.B8]" office:value-type="float" office:value="0.032258064516129" calcext:value-type="float">
            <text:p>0.0322580645</text:p>
          </table:table-cell>
          <table:table-cell table:formula="of:=CEILING(4*4*(1.5^[.A8]);1)" office:value-type="float" office:value="122" calcext:value-type="float">
            <text:p>122</text:p>
          </table:table-cell>
          <table:table-cell table:formula="of:=SQRT((1/[.B8])^2+(1/[.D8])^2)" office:value-type="float" office:value="0.0332831634101198" calcext:value-type="float">
            <text:p>0.0332831634</text:p>
          </table:table-cell>
          <table:table-cell table:formula="of:=CEILING([.B8]^1.5;1)" office:value-type="float" office:value="173" calcext:value-type="float">
            <text:p>173</text:p>
          </table:table-cell>
          <table:table-cell table:formula="of:=0.5/[.F8]" office:value-type="float" office:value="0.00289017341040462" calcext:value-type="float">
            <text:p>0.0028901734</text:p>
          </table:table-cell>
          <table:table-cell table:style-name="ce42" office:value-type="float" office:value="0.00000150472" calcext:value-type="float">
            <text:p>1.5047E-006</text:p>
          </table:table-cell>
          <table:table-cell table:style-name="ce42" table:formula="of:=LOG([.H8]/[.H7])/LOG([.$C8]/[.$C7])" office:value-type="float" office:value="3.43056382110157" calcext:value-type="float">
            <text:p>3.4306E+000</text:p>
          </table:table-cell>
          <table:table-cell table:style-name="ce42" office:value-type="float" office:value="0.000000455664" calcext:value-type="float">
            <text:p>4.5566E-007</text:p>
          </table:table-cell>
          <table:table-cell table:style-name="ce42" table:formula="of:=LOG([.J8]/[.J7])/LOG([.$C8]/[.$C7])" office:value-type="float" office:value="4.07601160027194" calcext:value-type="float">
            <text:p>4.0760E+000</text:p>
          </table:table-cell>
          <table:table-cell table:style-name="ce42" office:value-type="float" office:value="0.0000597969" calcext:value-type="float">
            <text:p>5.9797E-005</text:p>
          </table:table-cell>
          <table:table-cell table:style-name="ce42" table:formula="of:=LOG([.L8]/[.L7])/LOG([.$C8]/[.$C7])" office:value-type="float" office:value="2.02362098312237" calcext:value-type="float">
            <text:p>2.0236E+000</text:p>
          </table:table-cell>
          <table:table-cell table:style-name="ce42" office:value-type="float" office:value="0.0000000769989" calcext:value-type="float">
            <text:p>7.6999E-008</text:p>
          </table:table-cell>
          <table:table-cell table:style-name="ce42" table:formula="of:=LOG([.N8]/[.N7])/LOG([.$C8]/[.$C7])" office:value-type="float" office:value="2.96379749702637" calcext:value-type="float">
            <text:p>2.9638E+000</text:p>
          </table:table-cell>
          <table:table-cell table:style-name="ce42" office:value-type="float" office:value="0.0000000114922" calcext:value-type="float">
            <text:p>1.1492E-008</text:p>
          </table:table-cell>
          <table:table-cell table:style-name="ce42" table:formula="of:=LOG([.P8]/[.P7])/LOG([.$C8]/[.$C7])" office:value-type="float" office:value="3.56311400499432" calcext:value-type="float">
            <text:p>3.5631E+000</text:p>
          </table:table-cell>
          <table:table-cell table:style-name="ce42" office:value-type="float" office:value="0.00000000237866" calcext:value-type="float">
            <text:p>2.3787E-009</text:p>
          </table:table-cell>
          <table:table-cell table:style-name="ce42" table:formula="of:=LOG([.R8]/[.R7])/LOG([.$C8]/[.$C7])" office:value-type="float" office:value="4.1242832804452" calcext:value-type="float">
            <text:p>4.1243E+000</text:p>
          </table:table-cell>
          <table:table-cell table:style-name="ce42"/>
        </table:table-row>
        <table:table-row table:style-name="ro1">
          <table:table-cell table:number-columns-repeated="20"/>
        </table:table-row>
        <table:table-row table:style-name="ro2">
          <table:table-cell table:style-name="ce2" office:value-type="string" calcext:value-type="string" table:number-columns-spanned="4" table:number-rows-spanned="1">
            <text:p>Absolute Errors</text:p>
          </table:table-cell>
          <table:covered-table-cell table:number-columns-repeated="3" table:style-name="ce11"/>
          <table:table-cell table:style-name="ce2" office:value-type="string" calcext:value-type="string" table:number-columns-spanned="3" table:number-rows-spanned="1">
            <text:p>Error Rates</text:p>
          </table:table-cell>
          <table:covered-table-cell table:number-columns-repeated="2"/>
          <table:table-cell table:style-name="ce2"/>
          <table:table-cell table:style-name="ce11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2" office:value-type="string" calcext:value-type="string">
            <text:p>Vel L2</text:p>
          </table:table-cell>
          <table:table-cell table:style-name="ce12" office:value-type="string" calcext:value-type="string">
            <text:p>Vel H1</text:p>
          </table:table-cell>
          <table:table-cell table:style-name="ce12" office:value-type="string" calcext:value-type="string">
            <text:p>P L2</text:p>
          </table:table-cell>
          <table:table-cell table:style-name="ce12" office:value-type="string" calcext:value-type="string">
            <text:p>Vel L2</text:p>
          </table:table-cell>
          <table:table-cell table:style-name="ce12" office:value-type="string" calcext:value-type="string">
            <text:p>Vel H1</text:p>
          </table:table-cell>
          <table:table-cell table:style-name="ce12" office:value-type="string" calcext:value-type="string">
            <text:p>P L2</text:p>
          </table:table-cell>
          <table:table-cell table:style-name="ce43"/>
          <table:table-cell table:style-name="ce47" table:number-columns-repeated="6"/>
          <table:table-cell table:number-columns-repeated="6"/>
        </table:table-row>
        <table:table-row table:style-name="ro1">
          <table:table-cell table:style-name="ce4" office:value-type="string" calcext:value-type="string">
            <text:p>Fluid</text:p>
          </table:table-cell>
          <table:table-cell table:style-name="ce13" office:value-type="string" calcext:value-type="string" table:number-columns-spanned="3" table:number-rows-spanned="1">
            <text:p>All</text:p>
          </table:table-cell>
          <table:covered-table-cell table:style-name="ce19"/>
          <table:covered-table-cell table:style-name="ce27"/>
          <table:table-cell table:style-name="ce13" table:number-columns-spanned="3" table:number-rows-spanned="1"/>
          <table:covered-table-cell table:style-name="ce19"/>
          <table:covered-table-cell table:style-name="ce27"/>
          <table:table-cell table:style-name="ce44"/>
          <table:table-cell table:style-name="ce48" table:number-columns-spanned="3" table:number-rows-spanned="1"/>
          <table:covered-table-cell table:number-columns-repeated="2" table:style-name="ce44"/>
          <table:table-cell table:style-name="ce48" table:number-columns-spanned="3" table:number-rows-spanned="1"/>
          <table:covered-table-cell table:number-columns-repeated="2" table:style-name="ce44"/>
          <table:table-cell table:number-columns-repeated="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4" office:value-type="float" office:value="0.0119546" calcext:value-type="float">
            <text:p>1.20E-002</text:p>
          </table:table-cell>
          <table:table-cell table:style-name="ce20" office:value-type="float" office:value="0.104261" calcext:value-type="float">
            <text:p>1.04E-001</text:p>
          </table:table-cell>
          <table:table-cell table:style-name="ce28" office:value-type="float" office:value="0.00898869" calcext:value-type="float">
            <text:p>0.00898869</text:p>
          </table:table-cell>
          <table:table-cell table:style-name="ce1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45" table:number-columns-repeated="2"/>
          <table:table-cell table:style-name="ce50"/>
          <table:table-cell table:style-name="ce45" table:number-columns-repeated="2"/>
          <table:table-cell table:style-name="ce50"/>
          <table:table-cell table:style-name="ce45"/>
          <table:table-cell table:number-columns-repeated="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float" office:value="0.00265125" calcext:value-type="float">
            <text:p>2.65E-003</text:p>
          </table:table-cell>
          <table:table-cell table:style-name="ce20" office:value-type="float" office:value="0.0391993" calcext:value-type="float">
            <text:p>3.92E-002</text:p>
          </table:table-cell>
          <table:table-cell table:style-name="ce28" office:value-type="float" office:value="0.0035714" calcext:value-type="float">
            <text:p>0.0035714</text:p>
          </table:table-cell>
          <table:table-cell table:style-name="ce35" table:formula="of:=LOG([.B14]/[.B13])/LOG([.C4]/[.C3])" office:value-type="float" office:value="3.71446243963403" calcext:value-type="float">
            <text:p>3.71</text:p>
          </table:table-cell>
          <table:table-cell table:style-name="ce37" table:formula="of:=LOG([.C14]/[.C13])/LOG([.C4]/[.C3])" office:value-type="float" office:value="2.41263295322808" calcext:value-type="float">
            <text:p>2.41</text:p>
          </table:table-cell>
          <table:table-cell table:style-name="ce39" table:formula="of:=LOG([.D14]/[.D13])/LOG([.C4]/[.C3])" office:value-type="float" office:value="2.27642138907485" calcext:value-type="float">
            <text:p>2.28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float" office:value="0.000509703" calcext:value-type="float">
            <text:p>5.10E-004</text:p>
          </table:table-cell>
          <table:table-cell table:style-name="ce20" office:value-type="float" office:value="0.0125109" calcext:value-type="float">
            <text:p>1.25E-002</text:p>
          </table:table-cell>
          <table:table-cell table:style-name="ce28" office:value-type="float" office:value="0.00155885" calcext:value-type="float">
            <text:p>0.00155885</text:p>
          </table:table-cell>
          <table:table-cell table:style-name="ce35" table:formula="of:=LOG([.B15]/[.B14])/LOG([.C5]/[.C4])" office:value-type="float" office:value="4.06683157134977" calcext:value-type="float">
            <text:p>4.07</text:p>
          </table:table-cell>
          <table:table-cell table:style-name="ce37" table:formula="of:=LOG([.C15]/[.C14])/LOG([.C5]/[.C4])" office:value-type="float" office:value="2.81666314146155" calcext:value-type="float">
            <text:p>2.82</text:p>
          </table:table-cell>
          <table:table-cell table:style-name="ce39" table:formula="of:=LOG([.D15]/[.D14])/LOG([.C5]/[.C4])" office:value-type="float" office:value="2.04458852137747" calcext:value-type="float">
            <text:p>2.04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float" office:value="0.0000867517" calcext:value-type="float">
            <text:p>8.68E-005</text:p>
          </table:table-cell>
          <table:table-cell table:style-name="ce21" office:value-type="float" office:value="0.00359954" calcext:value-type="float">
            <text:p>0.00359954</text:p>
          </table:table-cell>
          <table:table-cell table:style-name="ce28" office:value-type="float" office:value="0.000642818" calcext:value-type="float">
            <text:p>0.000642818</text:p>
          </table:table-cell>
          <table:table-cell table:style-name="ce35" table:formula="of:=LOG([.B16]/[.B15])/LOG([.C6]/[.C5])" office:value-type="float" office:value="4.00780199936102" calcext:value-type="float">
            <text:p>4.01</text:p>
          </table:table-cell>
          <table:table-cell table:style-name="ce37" table:formula="of:=LOG([.C16]/[.C15])/LOG([.C6]/[.C5])" office:value-type="float" office:value="2.819605831372" calcext:value-type="float">
            <text:p>2.82</text:p>
          </table:table-cell>
          <table:table-cell table:style-name="ce39" table:formula="of:=LOG([.D16]/[.D15])/LOG([.C6]/[.C5])" office:value-type="float" office:value="2.00492609109733" calcext:value-type="float">
            <text:p>2.00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float" office:value="0.000023133" calcext:value-type="float">
            <text:p>2.31E-005</text:p>
          </table:table-cell>
          <table:table-cell table:style-name="ce20" office:value-type="float" office:value="0.00120542" calcext:value-type="float">
            <text:p>1.21E-003</text:p>
          </table:table-cell>
          <table:table-cell table:style-name="ce28" office:value-type="float" office:value="0.000286163" calcext:value-type="float">
            <text:p>0.000286163</text:p>
          </table:table-cell>
          <table:table-cell table:style-name="ce35" table:formula="of:=LOG([.B17]/[.B16])/LOG([.C7]/[.C6])" office:value-type="float" office:value="3.25993487287987" calcext:value-type="float">
            <text:p>3.26</text:p>
          </table:table-cell>
          <table:table-cell table:style-name="ce37" table:formula="of:=LOG([.C17]/[.C16])/LOG([.C7]/[.C6])" office:value-type="float" office:value="2.69808174294583" calcext:value-type="float">
            <text:p>2.70</text:p>
          </table:table-cell>
          <table:table-cell table:style-name="ce39" table:formula="of:=LOG([.D17]/[.D16])/LOG([.C7]/[.C6])" office:value-type="float" office:value="1.99597953371413" calcext:value-type="float">
            <text:p>2.00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5" office:value-type="float" office:value="0.0000065748" calcext:value-type="float">
            <text:p>6.57E-006</text:p>
          </table:table-cell>
          <table:table-cell table:style-name="ce22" office:value-type="float" office:value="0.000432587" calcext:value-type="float">
            <text:p>4.33E-004</text:p>
          </table:table-cell>
          <table:table-cell table:style-name="ce29" office:value-type="float" office:value="0.000131501" calcext:value-type="float">
            <text:p>1.32E-004</text:p>
          </table:table-cell>
          <table:table-cell table:style-name="ce35" table:formula="of:=LOG([.B18]/[.B17])/LOG([.C8]/[.C7])" office:value-type="float" office:value="3.23011506439647" calcext:value-type="float">
            <text:p>3.23</text:p>
          </table:table-cell>
          <table:table-cell table:style-name="ce37" table:formula="of:=LOG([.C18]/[.C17])/LOG([.C8]/[.C7])" office:value-type="float" office:value="2.63130315797938" calcext:value-type="float">
            <text:p>2.63</text:p>
          </table:table-cell>
          <table:table-cell table:style-name="ce39" table:formula="of:=LOG([.D18]/[.D17])/LOG([.C8]/[.C7])" office:value-type="float" office:value="1.99645048473765" calcext:value-type="float">
            <text:p>2.00</text:p>
          </table:table-cell>
          <table:table-cell table:style-name="ce45"/>
          <table:table-cell table:style-name="ce49" table:number-columns-repeated="6"/>
          <table:table-cell table:number-columns-repeated="6"/>
        </table:table-row>
        <table:table-row table:style-name="ro1">
          <table:table-cell table:style-name="ce7"/>
          <table:table-cell table:style-name="ce7" office:value-type="string" calcext:value-type="string">
            <text:p>Disp L2</text:p>
          </table:table-cell>
          <table:table-cell table:style-name="ce23" office:value-type="string" calcext:value-type="string">
            <text:p>Disp H1</text:p>
          </table:table-cell>
          <table:table-cell table:style-name="ce30" office:value-type="string" calcext:value-type="string">
            <text:p>Vel L2</text:p>
          </table:table-cell>
          <table:table-cell table:style-name="ce7" office:value-type="string" calcext:value-type="string">
            <text:p>Disp L2</text:p>
          </table:table-cell>
          <table:table-cell table:style-name="ce23" office:value-type="string" calcext:value-type="string">
            <text:p>Disp H1</text:p>
          </table:table-cell>
          <table:table-cell table:style-name="ce30" office:value-type="string" calcext:value-type="string">
            <text:p>Vel L2</text:p>
          </table:table-cell>
          <table:table-cell table:style-name="ce44" table:number-columns-repeated="7"/>
          <table:table-cell table:number-columns-repeated="6"/>
        </table:table-row>
        <table:table-row table:style-name="ro1">
          <table:table-cell table:style-name="ce8" office:value-type="string" calcext:value-type="string">
            <text:p>Structure</text:p>
          </table:table-cell>
          <table:table-cell table:style-name="ce16" office:value-type="string" calcext:value-type="string" table:number-columns-spanned="3" table:number-rows-spanned="1">
            <text:p>All</text:p>
          </table:table-cell>
          <table:covered-table-cell table:style-name="ce24"/>
          <table:covered-table-cell table:style-name="ce31"/>
          <table:table-cell table:style-name="ce16" table:number-columns-spanned="3" table:number-rows-spanned="1"/>
          <table:covered-table-cell table:style-name="ce24"/>
          <table:covered-table-cell table:style-name="ce31"/>
          <table:table-cell table:style-name="ce44"/>
          <table:table-cell table:style-name="ce48" table:number-columns-spanned="3" table:number-rows-spanned="1"/>
          <table:covered-table-cell table:number-columns-repeated="2" table:style-name="ce44"/>
          <table:table-cell table:style-name="ce48" table:number-columns-spanned="3" table:number-rows-spanned="1"/>
          <table:covered-table-cell table:number-columns-repeated="2" table:style-name="ce44"/>
          <table:table-cell table:number-columns-repeated="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7" office:value-type="float" office:value="0.00010642" calcext:value-type="float">
            <text:p>1.06E-004</text:p>
          </table:table-cell>
          <table:table-cell table:style-name="ce25" office:value-type="float" office:value="0.00135501" calcext:value-type="float">
            <text:p>1.36E-003</text:p>
          </table:table-cell>
          <table:table-cell table:style-name="ce32" office:value-type="float" office:value="0.00252718" calcext:value-type="float">
            <text:p>0.00252718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5" table:number-columns-repeated="2"/>
          <table:table-cell table:style-name="ce50"/>
          <table:table-cell table:style-name="ce45" table:number-columns-repeated="2"/>
          <table:table-cell table:style-name="ce50"/>
          <table:table-cell table:style-name="ce45"/>
          <table:table-cell table:number-columns-repeated="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7" office:value-type="float" office:value="0.0000205188" calcext:value-type="float">
            <text:p>2.05E-005</text:p>
          </table:table-cell>
          <table:table-cell table:style-name="ce25" office:value-type="float" office:value="0.000357945" calcext:value-type="float">
            <text:p>3.58E-004</text:p>
          </table:table-cell>
          <table:table-cell table:style-name="ce33" office:value-type="float" office:value="0.000645633" calcext:value-type="float">
            <text:p>6.46E-004</text:p>
          </table:table-cell>
          <table:table-cell table:style-name="ce36" table:formula="of:=LOG([.B22]/[.B21])/LOG([.E4]/[.E3])" office:value-type="float" office:value="4.05966372245451" calcext:value-type="float">
            <text:p>4.06</text:p>
          </table:table-cell>
          <table:table-cell table:style-name="ce38" table:formula="of:=LOG([.C22]/[.C21])/LOG([.E4]/[.E3])" office:value-type="float" office:value="3.28310560742989" calcext:value-type="float">
            <text:p>3.28</text:p>
          </table:table-cell>
          <table:table-cell table:style-name="ce40" table:formula="of:=LOG([.D22]/[.D21])/LOG([.E4]/[.E3])" office:value-type="float" office:value="3.36558701940066" calcext:value-type="float">
            <text:p>3.37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7" office:value-type="float" office:value="0.00000379751" calcext:value-type="float">
            <text:p>3.80E-006</text:p>
          </table:table-cell>
          <table:table-cell table:style-name="ce25" office:value-type="float" office:value="0.000110556" calcext:value-type="float">
            <text:p>1.11E-004</text:p>
          </table:table-cell>
          <table:table-cell table:style-name="ce33" office:value-type="float" office:value="0.000162155" calcext:value-type="float">
            <text:p>1.62E-004</text:p>
          </table:table-cell>
          <table:table-cell table:style-name="ce36" table:formula="of:=LOG([.B23]/[.B22])/LOG([.E5]/[.E4])" office:value-type="float" office:value="4.16064395315284" calcext:value-type="float">
            <text:p>4.16</text:p>
          </table:table-cell>
          <table:table-cell table:style-name="ce38" table:formula="of:=LOG([.C23]/[.C22])/LOG([.E5]/[.E4])" office:value-type="float" office:value="2.89755428988746" calcext:value-type="float">
            <text:p>2.90</text:p>
          </table:table-cell>
          <table:table-cell table:style-name="ce40" table:formula="of:=LOG([.D23]/[.D22])/LOG([.E5]/[.E4])" office:value-type="float" office:value="3.40763862373708" calcext:value-type="float">
            <text:p>3.41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7" office:value-type="float" office:value="0.000000752801" calcext:value-type="float">
            <text:p>7.53E-007</text:p>
          </table:table-cell>
          <table:table-cell table:style-name="ce25" office:value-type="float" office:value="0.0000387612" calcext:value-type="float">
            <text:p>3.88E-005</text:p>
          </table:table-cell>
          <table:table-cell table:style-name="ce33" office:value-type="float" office:value="0.0000481583" calcext:value-type="float">
            <text:p>4.82E-005</text:p>
          </table:table-cell>
          <table:table-cell table:style-name="ce36" table:formula="of:=LOG([.B24]/[.B23])/LOG([.E6]/[.E5])" office:value-type="float" office:value="3.68114475620431" calcext:value-type="float">
            <text:p>3.68</text:p>
          </table:table-cell>
          <table:table-cell table:style-name="ce38" table:formula="of:=LOG([.C24]/[.C23])/LOG([.E6]/[.E5])" office:value-type="float" office:value="2.38411721805944" calcext:value-type="float">
            <text:p>2.38</text:p>
          </table:table-cell>
          <table:table-cell table:style-name="ce40" table:formula="of:=LOG([.D24]/[.D23])/LOG([.E6]/[.E5])" office:value-type="float" office:value="2.76161877872885" calcext:value-type="float">
            <text:p>2.76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7" office:value-type="float" office:value="0.000000199534" calcext:value-type="float">
            <text:p>2.00E-007</text:p>
          </table:table-cell>
          <table:table-cell table:style-name="ce25" office:value-type="float" office:value="0.0000162773" calcext:value-type="float">
            <text:p>1.63E-005</text:p>
          </table:table-cell>
          <table:table-cell table:style-name="ce33" office:value-type="float" office:value="0.0000165749" calcext:value-type="float">
            <text:p>1.66E-005</text:p>
          </table:table-cell>
          <table:table-cell table:style-name="ce36" table:formula="of:=LOG([.B25]/[.B24])/LOG([.E7]/[.E6])" office:value-type="float" office:value="3.27479786106757" calcext:value-type="float">
            <text:p>3.27</text:p>
          </table:table-cell>
          <table:table-cell table:style-name="ce38" table:formula="of:=LOG([.C25]/[.C24])/LOG([.E7]/[.E6])" office:value-type="float" office:value="2.13988387604953" calcext:value-type="float">
            <text:p>2.14</text:p>
          </table:table-cell>
          <table:table-cell table:style-name="ce40" table:formula="of:=LOG([.D25]/[.D24])/LOG([.E7]/[.E6])" office:value-type="float" office:value="2.63056913449249" calcext:value-type="float">
            <text:p>2.63</text:p>
          </table:table-cell>
          <table:table-cell table:style-name="ce45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style-name="ce49"/>
          <table:table-cell table:number-columns-repeated="6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8" office:value-type="float" office:value="0.0000000598974" calcext:value-type="float">
            <text:p>5.99E-008</text:p>
          </table:table-cell>
          <table:table-cell table:style-name="ce26" office:value-type="float" office:value="0.0000072861" calcext:value-type="float">
            <text:p>7.29E-006</text:p>
          </table:table-cell>
          <table:table-cell table:style-name="ce34" office:value-type="float" office:value="0.00000581725" calcext:value-type="float">
            <text:p>5.82E-006</text:p>
          </table:table-cell>
          <table:table-cell table:style-name="ce36" table:formula="of:=LOG([.B26]/[.B25])/LOG([.E8]/[.E7])" office:value-type="float" office:value="3.07992892151462" calcext:value-type="float">
            <text:p>3.08</text:p>
          </table:table-cell>
          <table:table-cell table:style-name="ce38" table:formula="of:=LOG([.C26]/[.C25])/LOG([.E8]/[.E7])" office:value-type="float" office:value="2.05730099518813" calcext:value-type="float">
            <text:p>2.06</text:p>
          </table:table-cell>
          <table:table-cell table:style-name="ce40" table:formula="of:=LOG([.D26]/[.D25])/LOG([.E8]/[.E7])" office:value-type="float" office:value="2.67991187711049" calcext:value-type="float">
            <text:p>2.68</text:p>
          </table:table-cell>
          <table:table-cell table:style-name="ce45"/>
          <table:table-cell table:style-name="ce49" table:number-columns-repeated="6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6" table:number-columns-repeated="7"/>
          <table:table-cell table:number-columns-repeated="6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tructure v l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9:23:59.670100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0:39:19.835893374</meta:creation-date>
    <dc:date>2014-10-19T20:14:47.216145562</dc:date>
    <meta:editing-duration>PT2H22M40S</meta:editing-duration>
    <meta:editing-cycles>13</meta:editing-cycles>
    <meta:generator>LibreOffice/4.2.6.3$Linux_X86_64 LibreOffice_project/420m0$Build-3</meta:generator>
    <meta:document-statistic meta:table-count="1" meta:cell-count="247" meta:object-count="0"/>
  </office:meta>
</office:document-meta>
</file>